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800000123C24C7A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1875in" fo:margin-left="-0.0799in" fo:margin-top="0in" fo:margin-bottom="0in" style:page-number="auto" table:align="left" style:writing-mode="lr-tb"/>
    </style:style>
    <style:style style:name="Table1.A" style:family="table-column">
      <style:table-column-properties style:column-width="3.9993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014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style:vertical-align="middle" fo:padding-left="0.0799in" fo:padding-right="0.0799in" fo:padding-top="0in" fo:padding-bottom="0in" fo:border="none"/>
    </style:style>
    <style:style style:name="Table1.B1" style:family="table-cell">
      <style:table-cell-properties fo:padding="0in" fo:border-left="none" fo:border-right="none" fo:border-top="1pt solid #ffffff" fo:border-bottom="1pt solid #ffffff"/>
    </style:style>
    <style:style style:name="Table1.B2" style:family="table-cell">
      <style:table-cell-properties fo:padding="0in" fo:border-left="none" fo:border-right="none" fo:border-top="1pt solid #ffffff" fo:border-bottom="1pt solid #ffffff"/>
    </style:style>
    <style:style style:name="Table1.B3" style:family="table-cell">
      <style:table-cell-properties fo:padding="0in" fo:border-left="none" fo:border-right="none" fo:border-top="1pt solid #ffffff" fo:border-bottom="1pt solid #ffffff"/>
    </style:style>
    <style:style style:name="Table1.B4" style:family="table-cell">
      <style:table-cell-properties fo:padding="0in" fo:border-left="none" fo:border-right="none" fo:border-top="1pt solid #ffffff" fo:border-bottom="1pt solid #ffffff"/>
    </style:style>
    <style:style style:name="Table1.B5" style:family="table-cell">
      <style:table-cell-properties fo:padding="0in" fo:border-left="none" fo:border-right="none" fo:border-top="1pt solid #ffffff" fo:border-bottom="1pt solid #ffffff"/>
    </style:style>
    <style:style style:name="P1" style:family="paragraph" style:parent-style-name="Standard">
      <style:paragraph-properties fo:margin-top="0in" fo:margin-bottom="0in" loext:contextual-spacing="false" fo:line-height="0.0138in"/>
    </style:style>
    <style:style style:name="P2" style:family="paragraph" style:parent-style-name="Avery_20_Style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Avery_20_Style_20_1"><draw:frame draw:style-name="fr1" draw:name="Image6" text:anchor-type="paragraph" svg:x="0.561in" svg:y="0.0575in" svg:width="2.639in" svg:height="1.8819in" draw:z-index="5"><draw:image xlink:href="Pictures/100002010000019800000123C24C7A3E.png" xlink:type="simple" xlink:show="embed" xlink:actuate="onLoad"/></draw:frame></text:p>
          </table:table-cell>
          <table:table-cell table:style-name="Table1.B5" table:number-rows-spanned="5" office:value-type="string">
            <text:p text:style-name="Standard"><text:bookmark text:name="_GoBack"/></text:p>
          </table:table-cell>
          <table:table-cell table:style-name="Table1.A1" office:value-type="string">
            <text:p text:style-name="P2"><draw:frame draw:style-name="fr1" draw:name="Image1" text:anchor-type="paragraph" svg:x="0.561in" svg:y="0.0575in" svg:width="2.639in" svg:height="1.8819in" draw:z-index="0"><draw:image xlink:href="Pictures/100002010000019800000123C24C7A3E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2"><draw:frame draw:style-name="fr1" draw:name="Image7" text:anchor-type="paragraph" svg:x="0.561in" svg:y="0.0575in" svg:width="2.639in" svg:height="1.8819in" draw:z-index="6"><draw:image xlink:href="Pictures/100002010000019800000123C24C7A3E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2" text:anchor-type="paragraph" svg:x="0.561in" svg:y="0.0575in" svg:width="2.639in" svg:height="1.8819in" draw:z-index="1"><draw:image xlink:href="Pictures/100002010000019800000123C24C7A3E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Image8" text:anchor-type="paragraph" svg:x="0.561in" svg:y="0.0575in" svg:width="2.639in" svg:height="1.8819in" draw:z-index="7"><draw:image xlink:href="Pictures/100002010000019800000123C24C7A3E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3" text:anchor-type="paragraph" svg:x="0.561in" svg:y="0.0575in" svg:width="2.639in" svg:height="1.8819in" draw:z-index="2"><draw:image xlink:href="Pictures/100002010000019800000123C24C7A3E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Image9" text:anchor-type="paragraph" svg:x="0.561in" svg:y="0.0575in" svg:width="2.639in" svg:height="1.8819in" draw:z-index="8"><draw:image xlink:href="Pictures/100002010000019800000123C24C7A3E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4" text:anchor-type="paragraph" svg:x="0.561in" svg:y="0.0575in" svg:width="2.639in" svg:height="1.8819in" draw:z-index="3"><draw:image xlink:href="Pictures/100002010000019800000123C24C7A3E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Avery_20_Style_20_1"><draw:frame draw:style-name="fr1" draw:name="Image10" text:anchor-type="paragraph" svg:x="0.561in" svg:y="0.0575in" svg:width="2.639in" svg:height="1.8819in" draw:z-index="9"><draw:image xlink:href="Pictures/100002010000019800000123C24C7A3E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Avery_20_Style_20_1"><draw:frame draw:style-name="fr1" draw:name="Image5" text:anchor-type="paragraph" svg:x="0.561in" svg:y="0.0575in" svg:width="2.639in" svg:height="1.8819in" draw:z-index="4"><draw:image xlink:href="Pictures/100002010000019800000123C24C7A3E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orphans="2" fo:widows="2" fo:text-indent="0in" style:auto-text-indent="false" style:writing-mode="lr-tb"/>
      <style:text-properties fo:color="#000000" style:font-name="Arial1" fo:font-family="Arial" style:font-family-generic="roman" style:font-pitch="variable" fo:font-size="16pt" style:font-size-asian="16pt" style:font-name-complex="Arial2" style:font-family-complex="Arial" style:font-family-generic-complex="system" style:font-pitch-complex="variable" style:font-size-complex="11pt" style:font-weight-complex="bold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25612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very Dennison Template</dc:title>
    <dc:subject>Avery Dennison Template</dc:subject>
    <meta:initial-creator>Avery Dennison Corporation</meta:initial-creator>
    <meta:keyword>Avery</meta:keyword>
    <meta:keyword>Templates</meta:keyword>
    <dc:description>Copyright 2008 Avery Dennison Corporation. All rights reserved.</dc:description>
    <meta:editing-cycles>7</meta:editing-cycles>
    <meta:print-date>2015-02-22T17:34:30.070000000</meta:print-date>
    <meta:creation-date>2014-12-20T20:26:00</meta:creation-date>
    <dc:date>2016-07-31T05:34:44.425000000</dc:date>
    <meta:editing-duration>PT13M57S</meta:editing-duration>
    <meta:generator>LibreOffice/5.0.0.5$Windows_x86 LibreOffice_project/1b1a90865e348b492231e1c451437d7a15bb262b</meta:generator>
    <meta:document-statistic meta:table-count="1" meta:image-count="10" meta:object-count="0" meta:page-count="1" meta:paragraph-count="0" meta:word-count="0" meta:character-count="0" meta:non-whitespace-character-count="0"/>
    <meta:user-defined meta:name="AppVersion">14.0000</meta:user-defined>
    <meta:user-defined meta:name="Company">Avery Dennison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Avery Dennison Template</meta:user-defined>
    <meta:user-defined meta:name="productGroup" meta:value-type="string">U-0090-01</meta:user-defined>
    <meta:template xlink:type="simple" xlink:actuate="onRequest" xlink:title="Normal.dotm" xlink:href=""/>
  </office:meta>
</office:document-meta>
</file>